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0pt" officeooo:paragraph-rsid="000f4b92" style:font-size-asian="8.75pt" style:font-size-complex="10pt"/>
    </style:style>
    <style:style style:name="T1" style:family="text">
      <style:text-properties officeooo:rsid="000f4b9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T1">Język Groovy</text:span></text:h>
      <text:p text:style-name="P1"><text:span text:style-name="T1">Groovy to język dynamiczny, silnie typowany, na pierwszy rzut oka mocno zbliżony do języka Java, co ułatwia programistom znającym Javę, zrozumieć składnię języka Groovy. Wybrałem ten język, ponieważ zetknąłem się z nim wcześniej podczas praktyk, dodatkowo umożliwia on znacznie bardziej zwięzłe pisanie kodu, oraz jest o wiele bardziej elastyczny od Javy. Dzięki niemu, kod mojego projektu jest znacznie bardziej czytelny, oraz mogłem zawrzeć więcej funkcjonalności w projekcie inżynierskim.</text:span></text:p>
      <text:p text:style-name="P1"><text:span text:style-name="T1"/></text:p>
      <text:p text:style-name="P1"><text:span text:style-name="T1">Język Groovy został stworzony z myślą o programistach Java. Łatwo można dojść do takiego wniosku, patrząc na fakt, iż prawie każdy program napisany w języku Java, zostanie bez większych problemów skompilowany przez kompilator Groovy. Istnieją pewne wyjątki, lecz nie będę się na nich skupiał. Jako że Groovy jest bardzo zbliżony do Javy, można również stosować biblioteki i frameworki napisane w Javie. Groovy jest kompilowany do byte code JVM, co umożliwia korzystanie z całej gamy narzędzi do uruchamiania programów, stworzonych dla języka Java – jak na przykład serwer Tomcat, narzędzia typu Jenkins i inne.</text:span></text:p>
      <text:p text:style-name="P1"><text:span text:style-name="T1"/></text:p>
      <text:p text:style-name="P1"><text:span text:style-name="T1">Groovy umożliwia również pisanie skryptów, jednak z racji na charakter mojego projektu inżynierskiego, nie zostało to wykorzystane w praktyce.</text:span></text:p>
      <text:p text:style-name="P1"><text:span text:style-name="T1"/></text:p>
      <text:p text:style-name="P1"><text:span text:style-name="T1">Zasadniczą różnicą pomiędzy językami Groovy i Java jest dynamiczne typowanie, bardzo podobne do systemu typów w języku Python. Nie jest to jednak wymuszone zachowanie, i można stosować również statyczne typowanie tam gdzie programista uzna to za stosowne. Często zwiększa to czytelność i stabilność kodu, jednak kosztem zmniejszonej elastyczności danego segmentu.</text:span></text:p>
      <text:p text:style-name="P1"><text:span text:style-name="T1"/></text:p>
      <text:p text:style-name="P1"><text:span text:style-name="T1">Inną ciekawą zaletą języka Groovy jest możliwość przeładowania operatorów. Można to zrobić poprzez proste nadpisanie odpowiedniej metody w konkretnym obiekcie dla którego chcemy przeładować operator. Przykładowo, dla przeładowania operatora „+”, wystarczy nadpisać metodę plus(object). Jest to dość pożyteczna funkcjonalność, której bardzo brakuje w języku Java.</text:span></text:p>
      <text:p text:style-name="P1"><text:span text:style-name="T1"/></text:p>
      <text:p text:style-name="P1"><text:span text:style-name="T1">Groovy posiada również ogromne wsparcie dla list i słowników. Za pomocą domyślnych metod, można bardzo szybko i intuicyjnie wyszukiwać elementy w strukturach danych, jak również je modyfikować. Często w kilku liniach można wykonać operacje, które w języku Java zajęły by kilkanaście do kilkudziesięciu linii skomplikowanego kodu. Ten element języka jest bardzo mocno wykorzystywany w moim projekcie inżynierskim, ze względu na wzrost czytelności kodu oraz zwiększenie efektywności mojej pracy, przy niewielkim obniżeniu wydajności działania programu.</text:span></text:p>
      <text:p text:style-name="P1"><text:span text:style-name="T1"/></text:p>
      <text:p text:style-name="P1"><text:span text:style-name="T1">W języku tym również jest natywne wsparcie dla wyrażeń regularnych. Samo używanie wyrażeń regularnych w Groovy jest bardzo podobne do tego w języku Java, i bardzo dobrze komponuje się z opisanym wyżej wsparciem dla bardziej skomplikowanych struktur danych.</text:span></text:p>
      <text:p text:style-name="P1"><text:span text:style-name="T1"/></text:p>
      <text:p text:style-name="P1"><text:span text:style-name="T1">Sporą i dość mocno wykorzystywaną w moim projekcie zaletą języka Groovy, jest stosowanie Closures. Język Groovy domyślnie wspiera takie konstrukcje, co jest bardzo często używane przy modyfikowaniu elementów natychmiast po ich wczytaniu z bazy danych, oraz do upraszczania zapisu bardziej skomplikowanych meto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zak127 </meta:initial-creator>
    <meta:creation-date>2013-12-06T22:23:00</meta:creation-date>
    <dc:date>2013-12-06T22:44:15</dc:date>
    <dc:creator>kozak127 </dc:creator>
    <meta:editing-duration>P0D</meta:editing-duration>
    <meta:editing-cycles>1</meta:editing-cycles>
    <meta:document-statistic meta:table-count="0" meta:image-count="0" meta:object-count="0" meta:page-count="1" meta:paragraph-count="9" meta:word-count="430" meta:character-count="3097" meta:non-whitespace-character-count="2675"/>
    <meta:generator>LibreOffice/4.0.2.2$Linux_X86_64 LibreOffice_project/400m0$Build-2</meta:generator>
  </office:meta>
</office:document-meta>
</file>